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7800000040538DF909F.png"/>
  <manifest:file-entry manifest:media-type="image/png" manifest:full-path="Pictures/100000000000013A000001391BFC9845.png"/>
  <manifest:file-entry manifest:media-type="image/png" manifest:full-path="Pictures/100000000000078000000405A9D21F5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86cm, 17.106cm, 10.198cm, 10.187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43cm, 8.776cm, 1.862cm, 10.198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65cm" svg:height="9.154cm" svg:x="1.2cm" svg:y="2.146cm">
          <draw:image xlink:href="Pictures/10000000000007800000040538DF909F.png" xlink:type="simple" xlink:show="embed" xlink:actuate="onLoad">
            <text:p/>
          </draw:image>
        </draw:frame>
        <draw:frame draw:style-name="gr2" draw:text-style-name="P1" draw:layer="layout" svg:width="9.832cm" svg:height="9.8cm" svg:x="16.2cm" svg:y="1.9cm">
          <draw:image xlink:href="Pictures/100000000000013A000001391BFC9845.png" xlink:type="simple" xlink:show="embed" xlink:actuate="onLoad">
            <text:p/>
          </draw:image>
        </draw:frame>
        <draw:custom-shape draw:style-name="gr3" draw:text-style-name="P1" draw:layer="layout" svg:width="6.6cm" svg:height="3cm" svg:x="1.6cm" svg:y="14.6cm">
          <text:p text:style-name="P1"><text:span text:style-name="T1">Sandwich</text:span></text:p>
          <text:p text:style-name="P1"/>
          <text:p text:style-name="P1"><text:span text:style-name="T2">ArrayList&lt;Ingredient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cm" svg:height="2.6cm" svg:x="11.8cm" svg:y="17.8cm">
          <text:p text:style-name="P1"><text:span text:style-name="T1">Bread</text:span></text:p>
          <text:p text:style-name="P1"/>
          <text:p text:style-name="P1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cm" svg:height="3.2cm" svg:x="20cm" svg:y="17.4cm">
          <text:p text:style-name="P1"><text:span text:style-name="T1">Tomato</text:span></text:p>
          <text:p text:style-name="P1"/>
          <text:p text:style-name="P1"><text:span text:style-name="T2">Format</text:span></text:p>
          <text:p text:style-name="P1"><text:span text:style-name="T2">Col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cm" svg:height="1.4cm" svg:x="16cm" svg:y="14.4cm">
          <text:p text:style-name="P1"><text:span text:style-name="T1">Ingredien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cm" svg:height="1.517cm" svg:x="1cm" svg:y="0.8cm">
          <draw:text-box>
            <text:p><text:span text:style-name="T3">The junky XML:</text:span></text:p>
          </draw:text-box>
        </draw:frame>
        <draw:frame draw:style-name="gr4" draw:text-style-name="P2" draw:layer="layout" svg:width="23.2cm" svg:height="1.517cm" svg:x="0.8cm" svg:y="11.983cm">
          <draw:text-box>
            <text:p><text:span text:style-name="T3">The Java Objects you want to populate:</text:span></text:p>
          </draw:text-box>
        </draw:frame>
        <draw:line draw:style-name="gr5" draw:text-style-name="P1" draw:layer="layout" svg:x1="15.4cm" svg:y1="17.8cm" svg:x2="17.2cm" svg:y2="15.8cm">
          <text:p/>
        </draw:line>
        <draw:line draw:style-name="gr5" draw:text-style-name="P1" draw:layer="layout" svg:x1="23.4cm" svg:y1="17.4cm" svg:x2="21.8cm" svg:y2="15.8cm">
          <text:p/>
        </draw:line>
        <draw:line draw:style-name="gr5" draw:text-style-name="P1" draw:layer="layout" svg:x1="16cm" svg:y1="15.2cm" svg:x2="8.2cm" svg:y2="16cm">
          <text:p/>
        </draw:line>
        <draw:frame draw:style-name="gr4" draw:layer="layout" svg:width="1.8cm" svg:height="0.962cm" svg:x="22.6cm" svg:y="16cm">
          <draw:text-box>
            <text:p>Is a</text:p>
          </draw:text-box>
        </draw:frame>
        <draw:frame draw:style-name="gr4" draw:layer="layout" svg:width="1.8cm" svg:height="0.962cm" svg:x="16.4cm" svg:y="16.4cm">
          <draw:text-box>
            <text:p>Is a</text:p>
          </draw:text-box>
        </draw:frame>
        <draw:frame draw:style-name="gr4" draw:layer="layout" svg:width="2.4cm" svg:height="0.962cm" svg:x="11cm" svg:y="15.638cm">
          <draw:text-box>
            <text:p>Part of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228cm" svg:height="5.8cm" svg:x="1.172cm" svg:y="1cm">
          <draw:image xlink:href="Pictures/10000000000007800000040538DF909F.png" xlink:type="simple" xlink:show="embed" xlink:actuate="onLoad">
            <text:p/>
          </draw:image>
        </draw:frame>
        <draw:frame draw:style-name="gr7" draw:text-style-name="P1" draw:layer="layout" svg:width="16.818cm" svg:height="13.806cm" svg:x="10.582cm" svg:y="6.2cm">
          <draw:image xlink:href="Pictures/100000000000078000000405A9D21F5C.png" xlink:type="simple" xlink:show="embed" xlink:actuate="onLoad">
            <text:p/>
          </draw:image>
        </draw:frame>
        <draw:frame draw:style-name="gr2" draw:text-style-name="P1" draw:layer="layout" svg:width="10.233cm" svg:height="10.2cm" svg:x="0.6cm" svg:y="7.4cm">
          <draw:image xlink:href="Pictures/100000000000013A000001391BFC98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0T16:36:32</meta:creation-date>
    <meta:editing-duration>PT23M55S</meta:editing-duration>
    <meta:editing-cycles>16</meta:editing-cycles>
    <dc:date>2012-03-21T09:52:33</dc:date>
    <meta:generator>LibreOffice/3.4$Linux LibreOffice_project/340m1$Build-402</meta:generator>
    <meta:document-statistic meta:object-count="42"/>
  </office:meta>
</office:document-meta>
</file>